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20%" fo:background-color="#ffffff" style:writing-mode="lr-tb"/>
      <style:text-properties fo:font-weight="normal"/>
    </style:style>
    <style:style style:name="P2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20%" fo:background-color="#ffffff" style:writing-mode="lr-tb"/>
    </style:style>
    <style:style style:name="P3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font-name="Courier New" fo:font-size="9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808080" style:text-line-through-style="none" style:text-line-through-type="none" style:font-name="Courier New" fo:font-size="9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ff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ff" style:text-line-through-style="none" style:text-line-through-type="none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ff" style:text-line-through-style="none" style:text-line-through-type="none" style:font-name="Courier New" fo:font-size="9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ff" style:text-line-through-style="none" style:text-line-through-type="none" style:font-name="Courier New" fo:font-size="9pt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a31515" style:text-line-through-style="none" style:text-line-through-type="none" style:font-name="Courier New" fo:font-size="9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Courier New" fo:font-size="9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Courier New" fo:font-size="9pt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98658" style:text-line-through-style="none" style:text-line-through-type="none" style:font-name="Courier New" fo:font-size="9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style:font-name="Courier New" fo:font-size="9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bookmark text:name="docs-internal-guid-7e269f66-7fff-05df-2b0d-057d175386d5"/><text:span text:style-name="T1">#include</text:span><text:span text:style-name="T3"> </text:span><text:span text:style-name="T6">"stdlib/pico.h"</text:span></text:p>
      <text:p text:style-name="P2"/>
      <text:p text:style-name="P1"><text:span text:style-name="T5">int</text:span><text:span text:style-name="T9"> </text:span><text:span text:style-name="T8">main(</text:span><text:span text:style-name="T5">void</text:span><text:span text:style-name="T8">) {</text:span></text:p>
      <text:p text:style-name="P3">  <text:span text:style-name="T12">stdio_init_all();</text:span></text:p>
      <text:p text:style-name="P2"><text:span text:style-name="T9">  </text:span><text:span text:style-name="T7">printf(</text:span><text:span text:style-name="T6">"Hola mundo!"</text:span><text:span text:style-name="T7">);</text:span></text:p>
      <text:p text:style-name="P2"><text:span text:style-name="T2">  </text:span><text:span text:style-name="T4">while</text:span><text:span text:style-name="T7">(</text:span><text:span text:style-name="T11">1</text:span><text:span text:style-name="T7">);</text:span></text:p>
      <text:p text:style-name="P2"><text:span text:style-name="T2">  </text:span><text:span text:style-name="T4">return</text:span><text:span text:style-name="T10"> </text:span><text:span text:style-name="T11">0</text:span><text:span text:style-name="T7">;</text:span></text:p>
      <text:p text:style-name="P4">}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08T14:05:14.104302645</meta:creation-date>
    <dc:date>2024-04-08T14:06:07.812675553</dc:date>
    <meta:editing-duration>PT55S</meta:editing-duration>
    <meta:editing-cycles>1</meta:editing-cycles>
    <meta:document-statistic meta:table-count="0" meta:image-count="0" meta:object-count="0" meta:page-count="1" meta:paragraph-count="8" meta:word-count="12" meta:character-count="108" meta:non-whitespace-character-count="93"/>
    <meta:generator>LibreOffice/6.1.5.2$Linux_X86_64 LibreOffice_project/10$Build-2</meta:generator>
  </office:meta>
</office:document-meta>
</file>